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HttpSessionTests.http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redHttpSessionTests.noHttp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Controller.handle(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